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0.0882in"/>
    </style:style>
    <style:style style:name="co9" style:family="table-column">
      <style:table-column-properties fo:break-before="auto" style:column-width="4.9661in"/>
    </style:style>
    <style:style style:name="co10" style:family="table-column">
      <style:table-column-properties fo:break-before="auto" style:column-width="0.1209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49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/>
          <table:table-cell office:value-type="string" calcext:value-type="string">
            <text:p>-----------------------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q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l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9"/>
          <table:table-cell office:value-type="string" calcext:value-type="string">
            <text:p>----------------------------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k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p</text:p>
          </table:table-cell>
          <table:table-cell office:value-type="string" calcext:value-type="string">
            <text:p>atip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p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¡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qa</text:p>
          </table:table-cell>
          <table:table-cell office:value-type="string" calcext:value-type="string">
            <text:p>p'a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n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office:value-type="string" calcext:value-type="string">
            <text:p>chaniy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ka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ù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skha rurucip</text:p>
          </table:table-cell>
          <table:table-cell/>
          <table:table-cell office:value-type="string" calcext:value-type="string">
            <text:p>askha paqari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p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p</text:p>
          </table:table-cell>
          <table:table-cell table:style-name="ce1"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p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</text:p>
          </table:table-cell>
          <table:table-cell table:style-name="ce1"/>
          <table:table-cell office:value-type="string" calcext:value-type="string">
            <text:p>simikuna <text:s/>yaca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sqmanata yachay (ciencia)</text:p>
          </table:table-cell>
          <table:table-cell table:number-columns-repeated="2"/>
          <table:table-cell office:value-type="string" calcext:value-type="string">
            <text:p>munay qilqsqa (obr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p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n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p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p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p</text:p>
          </table:table-cell>
          <table:table-cell office:value-type="string" calcext:value-type="string">
            <text:p>rik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n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n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1"/>
          <table:table-cell table:style-name="ce1" office:value-type="string" calcext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3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/00/0000</text:date>, <text:time style:data-style-name="N2" text:time-value="0000-00-00T11:18:19.233401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1T15:52:39.082220203</dc:date>
    <meta:generator>LibreOffice/4.1.5.3$Linux_X86_64 LibreOffice_project/410m0$Build-3</meta:generator>
    <meta:editing-duration>PT13H11M37S</meta:editing-duration>
    <meta:editing-cycles>69</meta:editing-cycles>
    <meta:document-statistic meta:table-count="6" meta:cell-count="2822" meta:object-count="0"/>
  </office:meta>
</office:document-meta>
</file>